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3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3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table:style-name="ce6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3">
          <table:table-cell/>
          <table:table-cell table:style-name="ce6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3" table:number-rows-repeated="39"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 table:number-rows-repeated="3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">
            <text:p>2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4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17">
            <text:p>1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2">
            <text:p>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7">
            <text:p>1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19">
            <text:p>4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15/05/2012</text:date>, <text:time>01:30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5-15T01:30:22</dc:date>
    <meta:editing-duration>PT01H16M11S</meta:editing-duration>
    <meta:editing-cycles>97</meta:editing-cycles>
    <meta:generator>OpenOffice.org/3.2$Unix OpenOffice.org_project/320m12$Build-9483</meta:generator>
    <dc:creator>david </dc:creator>
    <meta:document-statistic meta:table-count="5" meta:cell-count="275" meta:object-count="0"/>
  </office:meta>
</office:document-meta>
</file>